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DPDiscoveryService.addNoWait( LateralCacheNoWait noWai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UDPDiscoveryService.UDPDiscoveryService( ITCPLateralCacheAttributes lca , ICompositeCacheManager cacheMg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UDPDiscoveryService.addNoWaitFacade( LateralCacheNoWaitFacade facade , String cach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DPDiscoveryService.shutdow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UDPDiscoveryService.setTcpLateralCacheAttributes( ITCPLateralCacheAttributes lc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DPDiscoveryService.serviceRequestBroadcas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MyThreadFactory.newThread( Runnable run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DPDiscoveryService.getTcpLateral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DPDiscoveryService.getCache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